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2];[.F192];[.D192];[.G192];[.H192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3];[.F193];[.D193];[.G193];[.H193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46391124.4220255" calcext:value-type="float">
            <text:p>46,391,124</text:p>
          </table:table-cell>
          <table:table-cell table:style-name="ce11" table:formula="of:=[.V9]" office:value-type="float" office:value="2077328.709" calcext:value-type="float">
            <text:p>2,077,328.7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363" calcext:value-type="float">
            <text:p>35363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20.263669166667" calcext:value-type="float">
            <text:p>120.3</text:p>
          </table:table-cell>
          <table:table-cell table:style-name="ce10" table:formula="of:=1.1%*(1+[.R16])/60" office:value-type="percentage" office:value="0.00340083333333333" calcext:value-type="percentage">
            <text:p>0.34%</text:p>
          </table:table-cell>
          <table:table-cell table:style-name="ce9" table:formula="of:=[.V2]*60" office:value-type="percentage" office:value="0.20405" calcext:value-type="percentage">
            <text:p>20.41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4];[.F194];[.D194];[.G194];[.H194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8.33" calcext:value-type="float">
            <text:p>48.33</text:p>
          </table:table-cell>
          <table:table-cell table:style-name="ce12" table:formula="of:=[.U10]" office:value-type="percentage" office:value="48.33" calcext:value-type="percentage">
            <text:p>483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992.5" calcext:value-type="float">
            <text:p>8992.5</text:p>
          </table:table-cell>
          <table:table-cell/>
          <table:table-cell table:style-name="ce6"/>
          <table:table-cell table:style-name="ce6" table:formula="of:=[.U11]" office:value-type="float" office:value="23.3" calcext:value-type="float">
            <text:p>23.3</text:p>
          </table:table-cell>
          <table:table-cell table:style-name="ce12" table:formula="of:=[.U11]" office:value-type="percentage" office:value="23.3" calcext:value-type="percentage">
            <text:p>233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6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6:.E196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7.8" calcext:value-type="float">
            <text:p>7.8</text:p>
          </table:table-cell>
          <table:table-cell table:style-name="ce12" table:formula="of:=[.U12]" office:value-type="percentage" office:value="7.8" calcext:value-type="percentage">
            <text:p>78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52.6797525" calcext:value-type="float">
            <text:p>152.7</text:p>
          </table:table-cell>
          <table:table-cell table:style-name="ce10" table:formula="of:=1.1%*(1+[.R16]+500%)/60" office:value-type="percentage" office:value="0.0043175" calcext:value-type="percentage">
            <text:p>0.43%</text:p>
          </table:table-cell>
          <table:table-cell table:style-name="ce9" table:formula="of:=[.V5]*60" office:value-type="percentage" office:value="0.25905" calcext:value-type="percentage">
            <text:p>25.91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7:.E197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01" calcext:value-type="float">
            <text:p>1601</text:p>
          </table:table-cell>
          <table:table-cell table:style-name="ce5" table:formula="of:=[.E6]*(1+[.AD16])" office:value-type="float" office:value="26416.5" calcext:value-type="float">
            <text:p>26416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8:.E198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9:.E199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4217322.8385" calcext:value-type="float">
            <text:p>14217322.838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46391124.4220255" calcext:value-type="float">
            <text:p>46391124.4220255</text:p>
          </table:table-cell>
          <table:table-cell table:style-name="ce6" table:formula="of:=([.S11]+[.S12])/2" office:value-type="float" office:value="2077328.709" calcext:value-type="float">
            <text:p>2077328.70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1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78564926.005551" calcext:value-type="float">
            <text:p>78564926.005551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8.33" calcext:value-type="percentage">
            <text:p>4833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2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268578156382" calcext:value-type="percentage">
            <text:p>98.3%</text:p>
          </table:table-cell>
          <table:table-cell table:formula="of:=1/(1-[.Q11])" office:value-type="float" office:value="57.7560000000001" calcext:value-type="float">
            <text:p>57.7560000000001</text:p>
          </table:table-cell>
          <table:table-cell table:formula="of:=[.$S$2]/(1/(1+[.$O$16]+[.$AV$16]))" office:value-type="float" office:value="1997302.24" calcext:value-type="float">
            <text:p>1997302.2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3.3" calcext:value-type="percentage">
            <text:p>233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3];[.F203];[.K203];[.G203];[.H203];[.I203])" office:value-type="string" office:string-value="Str:  545  [8,992.5]" calcext:value-type="string">
            <text:p>Str: <text:s/>545 <text:s/>[8,992.5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3608169688227" calcext:value-type="percentage">
            <text:p>98.4%</text:p>
          </table:table-cell>
          <table:table-cell table:formula="of:=1/(1-[.Q12])" office:value-type="float" office:value="61.006" calcext:value-type="float">
            <text:p>61.006</text:p>
          </table:table-cell>
          <table:table-cell table:formula="of:=[.$S$2]/(1/(1+[.$O$16]+[.$AJ$16]+[.$AV$16]))" office:value-type="float" office:value="2157355.178" calcext:value-type="float">
            <text:p>2157355.17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7.8" calcext:value-type="percentage">
            <text:p>78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4];[.F204];[.K204];[.G204];[.H204];[.I204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3146975626024" calcext:value-type="percentage">
            <text:p>98.3%</text:p>
          </table:table-cell>
          <table:table-cell table:style-name="ce14" table:formula="of:=([.R11]+[.R12])/2" office:value-type="float" office:value="59.3810000000001" calcext:value-type="float">
            <text:p>59.4</text:p>
          </table:table-cell>
          <table:table-cell table:style-name="ce14" table:formula="of:=([.S11]+[.S12])/2" office:value-type="float" office:value="2077328.709" calcext:value-type="float">
            <text:p>2077328.7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6" calcext:value-type="percentage">
            <text:p>11.60%</text:p>
          </table:table-cell>
          <table:table-cell table:number-columns-repeated="9"/>
          <table:table-cell table:style-name="ce9" table:formula="of:=([.AT24]+[.AU24]*[.$E24])" office:value-type="percentage" office:value="0.55" calcext:value-type="percentage">
            <text:p>55.00%</text:p>
          </table:table-cell>
          <table:table-cell/>
          <table:table-cell table:style-name="ce9" table:formula="of:=[.AW47]+[.AX47]*[.E47]" office:value-type="percentage" office:value="0.096" calcext:value-type="percentage">
            <text:p>9.6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05]; [.F205];[.K205];[.G205]; [.H205]; [.I205])" office:value-type="string" office:string-value="Int: 1601 [26,416.5]" calcext:value-type="string">
            <text:p>Int: 1601 [26,416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6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57])" office:value-type="percentage" office:value="48.33" calcext:value-type="percentage">
            <text:p>48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57])" office:value-type="percentage" office:value="17.55" calcext:value-type="percentage">
            <text:p>17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57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57])" office:value-type="percentage" office:value="15.5" calcext:value-type="percentage">
            <text:p>155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57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57])" office:value-type="percentage" office:value="15.5" calcext:value-type="percentage">
            <text:p>1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57])" office:value-type="percentage" office:value="23.3" calcext:value-type="percentage">
            <text:p>23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57])" office:value-type="percentage" office:value="4.526" calcext:value-type="percentage">
            <text:p>452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57])" office:value-type="percentage" office:value="1.276" calcext:value-type="percentage">
            <text:p>127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57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57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57])" office:value-type="percentage" office:value="7.15" calcext:value-type="percentage">
            <text:p>71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57])" office:value-type="percentage" office:value="1.056" calcext:value-type="percentage">
            <text:p>105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8])" office:value-type="string" office:string-value="Resilience: 4,833.0%" calcext:value-type="string">
            <text:p>Resilience: 4,833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9])" office:value-type="string" office:string-value="Speed+:     2,330.0%" calcext:value-type="string">
            <text:p>Speed+: <text:s text:c="4"/>2,330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0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0]+([.C20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2];[.C212])" office:value-type="string" office:string-value="Health:   35,363" calcext:value-type="string">
            <text:p>Health: <text:s text:c="2"/>35,363</text:p>
          </table:table-cell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1]+([.C21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85" calcext:value-type="percentage">
            <text:p>85.00%</text:p>
          </table:table-cell>
          <table:table-cell table:style-name="ce35" table:formula="of:=[.O21]" office:value-type="percentage" office:value="8.5" calcext:value-type="percentage">
            <text:p>85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8.5" calcext:value-type="percentage">
            <text:p>85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8.5" calcext:value-type="percentage">
            <text:p>85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8.5" calcext:value-type="percentage">
            <text:p>85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8.5" calcext:value-type="percentage">
            <text:p>85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3];[.C213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2]+([.C22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4];[.C214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4]+([.C24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35" calcext:value-type="percentage">
            <text:p>135.00%</text:p>
          </table:table-cell>
          <table:table-cell table:style-name="ce37" table:formula="of:=[.R24]" office:value-type="percentage" office:value="17.55" calcext:value-type="percentage">
            <text:p>1755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7.55" calcext:value-type="percentage">
            <text:p>1755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7.15" calcext:value-type="percentage">
            <text:p>715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7:.K217])" office:value-type="string" office:string-value="hp/sec:   0.34% [120.3] [294.0 seconds]" calcext:value-type="string">
            <text:p>hp/sec: <text:s text:c="2"/>0.34% [120.3] [294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8:.K218])" office:value-type="string" office:string-value="w/Mantle: 0.43% [152.7] [231.6 seconds]" calcext:value-type="string">
            <text:p>w/Mantle: 0.43% [152.7] [231.6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9:.K219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8]+([.C2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0:.K220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2];[.E222];[.F222];[.G222]; [.H222]; [.I222])" office:value-type="string" office:string-value="Mitigation:       98.315%     [hp x  59.38]" calcext:value-type="string">
            <text:p>Mitigation: <text:s text:c="6"/>98.315% <text:s text:c="4"/>[hp x <text:s/>59.38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3]; [.E223]; [.F223]; [.G223]; [.H223]; [.I223])" office:value-type="string" office:string-value="Effective Health: 2,077,328.7 [hp x 122.09]" calcext:value-type="string">
            <text:p>Effective Health: 2,077,328.7 [hp x 122.09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[.B18]" office:value-type="string" office:string-value="The Arcane Eternal" calcext:value-type="string">
            <text:p>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6]; &quot;-&quot;; [.I226]; [.J226]; [.B19]; [.K226]; [.D226]; [.L226]; [.M226]; [.N226]; [.O226];[.P226];[.Q226];[.R226] )" office:value-type="string" office:string-value="3-30 Archon Strike               x4 " calcext:value-type="string">
            <text:p>3-30 Archon Strike <text:s text:c="14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7]; &quot;-&quot;; [.I227]; [.J227]; [.B20]; [.K227]; [.D227]; [.L227]; [.M227]; [.N227]; [.O227];[.P227];[.Q227];[.R227] )" office:value-type="string" office:string-value="3-30 Sentinel Reconstruction     x4 " calcext:value-type="string">
            <text:p>3-30 Sentinel Reconstruction <text:s text:c="4"/>x4 </text:p>
          </table:table-cell>
          <table:table-cell table:style-name="ce13" office:value-type="string" calcext:value-type="string">
            <text:p>Authority of Ash and Ember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6]+([.C36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8]; &quot;-&quot;; [.I228]; [.J228]; [.B21]; [.K228]; [.D228]; [.L228]; [.M228]; [.N228]; [.O228];[.P228];[.Q228];[.R228] )" office:value-type="string" office:string-value="3-30 Azarinth Awakening         x10 [85.0% =&gt; 850.0% Resilience, Speed, Intelligence and Strength]" calcext:value-type="string">
            <text:p>3-30 Azarinth Awakening <text:s text:c="8"/>x10 [85.0% =&gt; 85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7]+([.C3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9]; &quot;-&quot;; [.I229]; [.J229]; [.B22]; [.K229]; [.D229]; [.L229]; [.M229]; [.N229]; [.O229];[.P229];[.Q229];[.R229] )" office:value-type="string" office:string-value="3-30 Transfer                    x1 " calcext:value-type="string">
            <text:p>3-30 Transfer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0]; &quot;-&quot;; [.I230]; [.J230]; [.B23]; [.K230]; [.D230]; [.L230]; [.M230]; [.N230]; [.O230];[.P230];[.Q230];[.R230] )" office:value-type="string" office:string-value="3-30 Arcane Dominion             x1 " calcext:value-type="string">
            <text:p>3-30 Arcane Dominion <text:s text:c="12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9]+([.C39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65" calcext:value-type="percentage">
            <text:p>65.00%</text:p>
          </table:table-cell>
          <table:table-cell table:style-name="ce39" table:formula="of:=[.AG39]" office:value-type="percentage" office:value="7.8" calcext:value-type="percentage">
            <text:p>78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7.8" calcext:value-type="percentage">
            <text:p>78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7.8" calcext:value-type="percentage">
            <text:p>780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24]; [.K231]; [.D231]; [.L231]; [.M231]; [.N231]; [.O231];[.P231];[.Q231];[.R231] )" office:value-type="string" office:string-value="3-30 Sentinel Core              x13 [55.0% =&gt; 715.0% Durability, 135.0% =&gt; 1,755.0% Health Regen, 25.0% =&gt; 325.0% Magic Resistance]" calcext:value-type="string">
            <text:p>3-30 Sentinel Core <text:s text:c="13"/>x13 [55.0% =&gt; 715.0% Durability, 135.0% =&gt; 1,755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2]; &quot;-&quot;; [.I232]; [.J232]; [.B25]; [.K232]; [.D232]; [.L232]; [.M232]; [.N232]; [.O232];[.P232];[.Q232];[.R232] )" office:value-type="string" office:string-value="3-30 Eternal Brawling           x10 [110.0% =&gt; 1,100.0% Damage]" calcext:value-type="string">
            <text:p>3-30 Eternal Brawling <text:s text:c="10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3]; &quot;-&quot;; [.I233]; [.J233]; [.B26]; [.K233]; [.D233]; [.L233]; [.M233]; [.N233]; [.O233];[.P233];[.Q233];[.R233] )" office:value-type="string" office:string-value="3-30 Eternal Huntress           x10 " calcext:value-type="string">
            <text:p>3-30 Eternal Huntress <text:s text:c="10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4]; &quot;-&quot;; [.I234]; [.J234]; [.B27]; [.K234]; [.D234]; [.L234]; [.M234]; [.N234]; [.O234];[.P234];[.Q234];[.R234] )" office:value-type="string" office:string-value="3-30 Eternal Sight              x10 " calcext:value-type="string">
            <text:p>3-30 Eternal Sight <text:s text:c="13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3]+([.C43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35]; &quot;-&quot;; [.I235]; [.J235]; [.B28]; [.K235]; [.D235]; [.L235]; [.M235]; [.N235]; [.O235];[.P235];[.Q235];[.R235] )" office:value-type="string" office:string-value="3-30 Arcane Circulation         x10 [112.5% to Deconstruction/Reconstruction]" calcext:value-type="string">
            <text:p>3-30 Arcane Circulation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[.B30]" office:value-type="string" office:string-value="The Ashen Titan" calcext:value-type="string">
            <text:p>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D46]+([.C46]-1)*20" office:value-type="float" office:value="60" calcext:value-type="float">
            <text:p>6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8]; &quot;-&quot;; [.I238]; [.J238]; [.B31]; [.K238]; [.D238]; [.L238]; [.M238]; [.N238]; [.O238];[.P238];[.Q238];[.R238] )" office:value-type="string" office:string-value="3-30 Mantle of the Titan        x12 [160.0% =&gt; 1,920.0% Resilience]" calcext:value-type="string">
            <text:p>3-30 Mantle of the Titan <text:s text:c="7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D47]+([.C47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" calcext:value-type="percentage">
            <text:p>48.00%</text:p>
          </table:table-cell>
          <table:table-cell table:style-name="ce38" table:formula="of:=[.O47]" office:value-type="percentage" office:value="5.28" calcext:value-type="percentage">
            <text:p>528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28" calcext:value-type="percentage">
            <text:p>528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76" calcext:value-type="percentage">
            <text:p>127.6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76" calcext:value-type="percentage">
            <text:p>127.6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56" calcext:value-type="percentage">
            <text:p>105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9]; &quot;-&quot;; [.I239]; [.J239]; [.B32]; [.K239]; [.D239]; [.L239]; [.M239]; [.N239]; [.O239];[.P239];[.Q239];[.R239] )" office:value-type="string" office:string-value="3-30 Titan Core                 x10 [70.0% =&gt; 700.0% Resilience, Speed, Strength, Intelligence and Dexterity, 10% =&gt; 100% weight/min]" calcext:value-type="string">
            <text:p>3-30 Titan Core <text:s text:c="16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8]+([.C48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33]; [.K240]; [.D240]; [.L240]; [.M240]; [.N240]; [.O240];[.P240];[.Q240];[.R240] )" office:value-type="string" office:string-value="3-30 Origin of Ash and Embers    x3 " calcext:value-type="string">
            <text:p>3-30 Origin of Ash and Embers <text:s text:c="3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1]; &quot;-&quot;; [.I241]; [.J241]; [.B34]; [.K241]; [.D241]; [.L241]; [.M241]; [.N241]; [.O241];[.P241];[.Q241];[.R241] )" office:value-type="string" office:string-value="3-30 Embered Heart              x12 " calcext:value-type="string">
            <text:p>3-30 Embered Heart <text:s text:c="13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2]; &quot;-&quot;; [.I242]; [.J242]; [.B35]; [.K242]; [.D242]; [.L242]; [.M242]; [.N242]; [.O242];[.P242];[.Q242];[.R242] )" office:value-type="string" office:string-value="3-30 Tempered Seal               x3 " calcext:value-type="string">
            <text:p>3-30 Tempered Seal <text:s text:c="14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3]; &quot;-&quot;; [.I243]; [.J243]; [.B36]; [.K243]; [.D243]; [.L243]; [.M243]; [.N243]; [.O243];[.P243];[.Q243];[.R243] )" office:value-type="string" office:string-value="3-30 Authority of Ash and Ember  x3 " calcext:value-type="string">
            <text:p>3-30 Authority of Ash and Ember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37]; [.K244]; [.D244]; [.L244]; [.M244]; [.N244]; [.O244];[.P244];[.Q244];[.R244] )" office:value-type="string" office:string-value="3-30 Ashen Wings                x12 " calcext:value-type="string">
            <text:p>3-30 Ashen Wings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38]; [.K245]; [.D245]; [.L245]; [.M245]; [.N245]; [.O245];[.P245];[.Q245];[.R245] )" office:value-type="string" office:string-value="3-30 Vision of Ash              x12 [65.0% =&gt; 780.0% Perception]" calcext:value-type="string">
            <text:p>3-30 Vision of Ash <text:s text:c="13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6]; &quot;-&quot;; [.I246]; [.J246]; [.B39]; [.K246]; [.D246]; [.L246]; [.M246]; [.N246]; [.O246];[.P246];[.Q246];[.R246] )" office:value-type="string" office:string-value="3-30 Avatar of Ash              x12 [65.0% =&gt; 780.0% Reflexes and Speed]" calcext:value-type="string">
            <text:p>3-30 Avatar of Ash <text:s text:c="13"/>x12 [65.0% =&gt; 780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7]; &quot;-&quot;; [.I247]; [.J247]; [.B40]; [.K247]; [.D247]; [.L247]; [.M247]; [.N247]; [.O247];[.P247];[.Q247];[.R247] )" office:value-type="string" office:string-value="3-30 Embered Form               x10 [85.0% =&gt; 850.0% Damage]" calcext:value-type="string">
            <text:p>3-30 Embered Form <text:s text:c="14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43]; [.K250]; [.D250]; [.L250]; [.M250]; [.N250]; [.O250];[.P250];[.Q250];[.R250] )" office:value-type="string" office:string-value="3-21 Phaseshift                  x2 " calcext:value-type="string">
            <text:p>3-21 Phaseshift <text:s text:c="17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44]; [.K251]; [.D251]; [.L251]; [.M251]; [.N251]; [.O251];[.P251];[.Q251];[.R251] )" office:value-type="string" office:string-value="3-27 Flare of Creation          x10 [58.5% =&gt; 585.0% Resilience]" calcext:value-type="string">
            <text:p>3-27 Flare of Creation <text:s text:c="9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2]; &quot;-&quot;; [.I252]; [.J252]; [.B45]; [.K252]; [.D252]; [.L252]; [.M252]; [.N252]; [.O252];[.P252];[.Q252];[.R252] )" office:value-type="string" office:string-value="3-24 Displacement                x2 " calcext:value-type="string">
            <text:p>3-24 Displacement <text:s text:c="15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3]; &quot;-&quot;; [.I253]; [.J253]; [.B46]; [.K253]; [.D253]; [.L253]; [.M253]; [.N253]; [.O253];[.P253];[.Q253];[.R253] )" office:value-type="string" office:string-value="3-20 Space Shift                 x2 " calcext:value-type="string">
            <text:p>3-20 Space Shift <text:s text:c="16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4]; &quot;-&quot;; [.I254]; [.J254]; [.B47]; [.K254]; [.D254]; [.L254]; [.M254]; [.N254]; [.O254];[.P254];[.Q254];[.R254]; [.T254];[.U254]; [.V254]; [.W254] )" office:value-type="string" office:string-value="3-26 Body of the Valkyrie       x11 [48.0% =&gt; 528.0% Resilience, 11.6% =&gt; 127.6% Physical Resistance, 5.0% =&gt; 127.6% Magic Resistance, 9.6% =&gt; 105.6% Health, 1.80% =&gt; 19.80%/minute]" calcext:value-type="string">
            <text:p>3-26 Body of the Valkyrie <text:s text:c="6"/>x11 [48.0% =&gt; 528.0% Resilience, 11.6% =&gt; 127.6% Physical Resistance, 5.0% =&gt; 127.6% Magic Resistance, 9.6% =&gt; 105.6% Health, 1.80% =&gt; 19.8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5]; &quot;-&quot;; [.I255]; [.J255]; [.B48]; [.K255]; [.D255]; [.L255]; [.M255]; [.N255]; [.O255];[.P255];[.Q255];[.R255] )" office:value-type="string" office:string-value="3-4  Space Awareness            x10 " calcext:value-type="string">
            <text:p>3-4 <text:s/>Space Awareness <text:s text:c="11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46])" office:value-type="float" office:value="2107" calcext:value-type="float">
            <text:p>2107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46]; &quot;=3&quot;)" office:value-type="float" office:value="20" calcext:value-type="float">
            <text:p>20</text:p>
          </table:table-cell>
          <table:table-cell table:formula="of:=[.G66]+[.H66]-[.I66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7]+([.C67]-1)*20" office:value-type="float" office:value="3" calcext:value-type="float">
            <text:p>3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3-10 Deviant of Humanity" calcext:value-type="string">
            <text:p>3-1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68]+([.C68]-1)*20" office:value-type="float" office:value="50" calcext:value-type="float">
            <text:p>50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9]+([.C69]-1)*20" office:value-type="float" office:value="6" calcext:value-type="float">
            <text:p>6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0]+([.C70]-1)*20" office:value-type="float" office:value="15" calcext:value-type="float">
            <text:p>15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1]+([.C71]-1)*20" office:value-type="float" office:value="6" calcext:value-type="float">
            <text:p>6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2]+([.C72]-1)*20" office:value-type="float" office:value="16" calcext:value-type="float">
            <text:p>16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3]+([.C73]-1)*20" office:value-type="float" office:value="11" calcext:value-type="float">
            <text:p>11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4];&quot;-&quot;;[.D74];[.F74];[.B74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4]+([.C74]-1)*20" office:value-type="float" office:value="21" calcext:value-type="float">
            <text:p>21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6];&quot;-&quot;;[.D76];[.F76];[.B76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6]+([.C76]-1)*20" office:value-type="float" office:value="54" calcext:value-type="float">
            <text:p>54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7]+([.C77]-1)*20" office:value-type="float" office:value="54" calcext:value-type="float">
            <text:p>54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8]+([.C78]-1)*20" office:value-type="float" office:value="1" calcext:value-type="float">
            <text:p>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9]+([.C79]-1)*20" office:value-type="float" office:value="26" calcext:value-type="float">
            <text:p>26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27" calcext:value-type="float">
            <text:p>2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1]+([.C81]-1)*20" office:value-type="float" office:value="9" calcext:value-type="float">
            <text:p>9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2]+([.C82]-1)*20" office:value-type="float" office:value="6" calcext:value-type="float">
            <text:p>6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3];&quot;-&quot;;[.D83];[.F83];[.B83])" office:value-type="string" office:string-value="3-21 Veteran" calcext:value-type="string">
            <text:p>3-21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83]+([.C83]-1)*20" office:value-type="float" office:value="61" calcext:value-type="float">
            <text:p>61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6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60" calcext:value-type="float">
            <text:p>6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70%" calcext:value-type="string">
            <text:p>70%</text:p>
          </table:table-cell>
          <table:table-cell table:formula="of:=TEXT(VLOOKUP([.E87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27%" calcext:value-type="string">
            <text:p>27%</text:p>
          </table:table-cell>
          <table:table-cell table:formula="of:=TEXT(VLOOKUP([.E88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9]+([.C89]-1)*20" office:value-type="float" office:value="40" calcext:value-type="float">
            <text:p>40</text:p>
          </table:table-cell>
          <table:table-cell table:formula="of:=IF([.D89]&lt;10;&quot;  &quot;; &quot; &quot;)" office:value-type="string" office:string-value=" " calcext:value-type="string">
            <text:p><text:s/></text:p>
          </table:table-cell>
          <table:table-cell table:formula="of:=TEXT(VLOOKUP([.E89];[.$BH$2:.$BJ$71];2); &quot;0#%&quot;)" office:value-type="string" office:string-value="45%" calcext:value-type="string">
            <text:p>45%</text:p>
          </table:table-cell>
          <table:table-cell table:formula="of:=TEXT(VLOOKUP([.E89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0]+([.C90]-1)*20" office:value-type="float" office:value="44" calcext:value-type="float">
            <text:p>44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formula="of:=TEXT(VLOOKUP([.E90];[.$BH$2:.$BJ$71];2); &quot;0#%&quot;)" office:value-type="string" office:string-value="54%" calcext:value-type="string">
            <text:p>54%</text:p>
          </table:table-cell>
          <table:table-cell table:formula="of:=TEXT(VLOOKUP([.E90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1]+([.C91]-1)*20" office:value-type="float" office:value="21" calcext:value-type="float">
            <text:p>2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formula="of:=TEXT(VLOOKUP([.E91];[.$BH$2:.$BJ$71];2); &quot;0#%&quot;)" office:value-type="string" office:string-value="26%" calcext:value-type="string">
            <text:p>26%</text:p>
          </table:table-cell>
          <table:table-cell table:formula="of:=TEXT(VLOOKUP([.E91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2]+([.C92]-1)*20" office:value-type="float" office:value="58" calcext:value-type="float">
            <text:p>58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68%" calcext:value-type="string">
            <text:p>68%</text:p>
          </table:table-cell>
          <table:table-cell table:formula="of:=TEXT(VLOOKUP([.E92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4]+([.C94]-1)*20" office:value-type="float" office:value="36" calcext:value-type="float">
            <text:p>36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41%" calcext:value-type="string">
            <text:p>41%</text:p>
          </table:table-cell>
          <table:table-cell table:formula="of:=TEXT(VLOOKUP([.E94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6]+([.C96]-1)*20" office:value-type="float" office:value="34" calcext:value-type="float">
            <text:p>34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1];2); &quot;0#%&quot;)" office:value-type="string" office:string-value="39%" calcext:value-type="string">
            <text:p>39%</text:p>
          </table:table-cell>
          <table:table-cell table:formula="of:=TEXT(VLOOKUP([.E96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1];2); &quot;0#%&quot;)" office:value-type="string" office:string-value="45%" calcext:value-type="string">
            <text:p>45%</text:p>
          </table:table-cell>
          <table:table-cell table:formula="of:=TEXT(VLOOKUP([.E97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0]+([.C100]-1)*20" office:value-type="float" office:value="40" calcext:value-type="float">
            <text:p>4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1];2); &quot;0#%&quot;)" office:value-type="string" office:string-value="45%" calcext:value-type="string">
            <text:p>45%</text:p>
          </table:table-cell>
          <table:table-cell table:formula="of:=TEXT(VLOOKUP([.E100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1]+([.C101]-1)*20" office:value-type="float" office:value="26" calcext:value-type="float">
            <text:p>26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31%" calcext:value-type="string">
            <text:p>31%</text:p>
          </table:table-cell>
          <table:table-cell table:formula="of:=TEXT(VLOOKUP([.E101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2]+([.C102]-1)*20" office:value-type="float" office:value="23" calcext:value-type="float">
            <text:p>23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28%" calcext:value-type="string">
            <text:p>28%</text:p>
          </table:table-cell>
          <table:table-cell table:formula="of:=TEXT(VLOOKUP([.E102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1];2); &quot;0#%&quot;)" office:value-type="string" office:string-value="09%" calcext:value-type="string">
            <text:p>09%</text:p>
          </table:table-cell>
          <table:table-cell table:formula="of:=TEXT(VLOOKUP([.E103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4]+([.C104]-1)*20" office:value-type="float" office:value="6" calcext:value-type="float">
            <text:p>6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07%" calcext:value-type="string">
            <text:p>07%</text:p>
          </table:table-cell>
          <table:table-cell table:formula="of:=TEXT(VLOOKUP([.E104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5]+([.C105]-1)*20" office:value-type="float" office:value="40" calcext:value-type="float">
            <text:p>40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45%" calcext:value-type="string">
            <text:p>45%</text:p>
          </table:table-cell>
          <table:table-cell table:formula="of:=TEXT(VLOOKUP([.E105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6]+([.C106]-1)*20" office:value-type="float" office:value="21" calcext:value-type="float">
            <text:p>21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26%" calcext:value-type="string">
            <text:p>26%</text:p>
          </table:table-cell>
          <table:table-cell table:formula="of:=TEXT(VLOOKUP([.E106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21" calcext:value-type="float">
            <text:p>2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26%" calcext:value-type="string">
            <text:p>26%</text:p>
          </table:table-cell>
          <table:table-cell table:formula="of:=TEXT(VLOOKUP([.E107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8]+([.C108]-1)*20" office:value-type="float" office:value="9" calcext:value-type="float">
            <text:p>9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1];2); &quot;0#%&quot;)" office:value-type="string" office:string-value="09%" calcext:value-type="string">
            <text:p>09%</text:p>
          </table:table-cell>
          <table:table-cell table:formula="of:=TEXT(VLOOKUP([.E108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9]+([.C109]-1)*20" office:value-type="float" office:value="1" calcext:value-type="float">
            <text:p>1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1];2); &quot;0#%&quot;)" office:value-type="string" office:string-value="05%" calcext:value-type="string">
            <text:p>05%</text:p>
          </table:table-cell>
          <table:table-cell table:formula="of:=TEXT(VLOOKUP([.E109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45%" calcext:value-type="string">
            <text:p>45%</text:p>
          </table:table-cell>
          <table:table-cell table:formula="of:=TEXT(VLOOKUP([.E11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2]+([.C112]-1)*20" office:value-type="float" office:value="62" calcext:value-type="float">
            <text:p>62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1];2); &quot;0#%&quot;)" office:value-type="string" office:string-value="72%" calcext:value-type="string">
            <text:p>72%</text:p>
          </table:table-cell>
          <table:table-cell table:formula="of:=TEXT(VLOOKUP([.E112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H$2:.$BJ$71];2); &quot;0#%&quot;)" office:value-type="string" office:string-value="45%" calcext:value-type="string">
            <text:p>45%</text:p>
          </table:table-cell>
          <table:table-cell table:formula="of:=TEXT(VLOOKUP([.E11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3   [53% - 86%] Lava Magic Resistance" calcext:value-type="string">
            <text:p>3-3 <text:s text:c="2"/>[53% - 86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4]+([.C114]-1)*20" office:value-type="float" office:value="43" calcext:value-type="float">
            <text:p>43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3%" calcext:value-type="string">
            <text:p>53%</text:p>
          </table:table-cell>
          <table:table-cell table:formula="of:=TEXT(VLOOKUP([.E114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5]+([.C115]-1)*20" office:value-type="float" office:value="43" calcext:value-type="float">
            <text:p>43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H$2:.$BJ$71];2); &quot;0#%&quot;)" office:value-type="string" office:string-value="53%" calcext:value-type="string">
            <text:p>53%</text:p>
          </table:table-cell>
          <table:table-cell table:formula="of:=TEXT(VLOOKUP([.E115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6]+([.C116]-1)*20" office:value-type="float" office:value="49" calcext:value-type="float">
            <text:p>49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9%" calcext:value-type="string">
            <text:p>59%</text:p>
          </table:table-cell>
          <table:table-cell table:formula="of:=TEXT(VLOOKUP([.E116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47" calcext:value-type="float">
            <text:p>4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1];2); &quot;0#%&quot;)" office:value-type="string" office:string-value="57%" calcext:value-type="string">
            <text:p>57%</text:p>
          </table:table-cell>
          <table:table-cell table:formula="of:=TEXT(VLOOKUP([.E118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19]+([.C119]-1)*20" office:value-type="float" office:value="57" calcext:value-type="float">
            <text:p>57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H$2:.$BJ$71];2); &quot;0#%&quot;)" office:value-type="string" office:string-value="67%" calcext:value-type="string">
            <text:p>67%</text:p>
          </table:table-cell>
          <table:table-cell table:formula="of:=TEXT(VLOOKUP([.E119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1];2); &quot;0#%&quot;)" office:value-type="string" office:string-value="45%" calcext:value-type="string">
            <text:p>45%</text:p>
          </table:table-cell>
          <table:table-cell table:formula="of:=TEXT(VLOOKUP([.E120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3" calcext:value-type="float">
            <text:p>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06%" calcext:value-type="string">
            <text:p>06%</text:p>
          </table:table-cell>
          <table:table-cell table:formula="of:=TEXT(VLOOKUP([.E121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2]+([.C122]-1)*20" office:value-type="float" office:value="43" calcext:value-type="float">
            <text:p>43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3%" calcext:value-type="string">
            <text:p>53%</text:p>
          </table:table-cell>
          <table:table-cell table:formula="of:=TEXT(VLOOKUP([.E122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4   [06% - 08%] Petrification Resistance" calcext:value-type="string">
            <text:p>1-4 <text:s text:c="2"/>[06% - 0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23]+([.C123]-1)*20" office:value-type="float" office:value="4" calcext:value-type="float">
            <text:p>4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H$2:.$BJ$71];2); &quot;0#%&quot;)" office:value-type="string" office:string-value="06%" calcext:value-type="string">
            <text:p>06%</text:p>
          </table:table-cell>
          <table:table-cell table:formula="of:=TEXT(VLOOKUP([.E123];[.$BH$2:.$BJ$71];3);  &quot;0#%&quot;)" office:value-type="string" office:string-value="08%" calcext:value-type="string">
            <text:p>0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4]+([.C124]-1)*20" office:value-type="float" office:value="42" calcext:value-type="float">
            <text:p>42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H$2:.$BJ$71];2); &quot;0#%&quot;)" office:value-type="string" office:string-value="52%" calcext:value-type="string">
            <text:p>52%</text:p>
          </table:table-cell>
          <table:table-cell table:formula="of:=TEXT(VLOOKUP([.E124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5]+([.C125]-1)*20" office:value-type="float" office:value="44" calcext:value-type="float">
            <text:p>44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1];2); &quot;0#%&quot;)" office:value-type="string" office:string-value="54%" calcext:value-type="string">
            <text:p>54%</text:p>
          </table:table-cell>
          <table:table-cell table:formula="of:=TEXT(VLOOKUP([.E125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6]+([.C126]-1)*20" office:value-type="float" office:value="14" calcext:value-type="float">
            <text:p>14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H$2:.$BJ$71];2); &quot;0#%&quot;)" office:value-type="string" office:string-value="14%" calcext:value-type="string">
            <text:p>14%</text:p>
          </table:table-cell>
          <table:table-cell table:formula="of:=TEXT(VLOOKUP([.E126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7]+([.C127]-1)*20" office:value-type="float" office:value="40" calcext:value-type="float">
            <text:p>40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1];2); &quot;0#%&quot;)" office:value-type="string" office:string-value="45%" calcext:value-type="string">
            <text:p>45%</text:p>
          </table:table-cell>
          <table:table-cell table:formula="of:=TEXT(VLOOKUP([.E127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13" calcext:value-type="float">
            <text:p>1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13%" calcext:value-type="string">
            <text:p>13%</text:p>
          </table:table-cell>
          <table:table-cell table:formula="of:=TEXT(VLOOKUP([.E128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9]+([.C129]-1)*20" office:value-type="float" office:value="1" calcext:value-type="float">
            <text:p>1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1];2); &quot;0#%&quot;)" office:value-type="string" office:string-value="05%" calcext:value-type="string">
            <text:p>05%</text:p>
          </table:table-cell>
          <table:table-cell table:formula="of:=TEXT(VLOOKUP([.E129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0]+([.C130]-1)*20" office:value-type="float" office:value="23" calcext:value-type="float">
            <text:p>23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28%" calcext:value-type="string">
            <text:p>28%</text:p>
          </table:table-cell>
          <table:table-cell table:formula="of:=TEXT(VLOOKUP([.E130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1]+([.C131]-1)*20" office:value-type="float" office:value="33" calcext:value-type="float">
            <text:p>3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38%" calcext:value-type="string">
            <text:p>38%</text:p>
          </table:table-cell>
          <table:table-cell table:formula="of:=TEXT(VLOOKUP([.E131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2]+([.C132]-1)*20" office:value-type="float" office:value="18" calcext:value-type="float">
            <text:p>18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1];2); &quot;0#%&quot;)" office:value-type="string" office:string-value="18%" calcext:value-type="string">
            <text:p>18%</text:p>
          </table:table-cell>
          <table:table-cell table:formula="of:=TEXT(VLOOKUP([.E132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3]+([.C133]-1)*20" office:value-type="float" office:value="45" calcext:value-type="float">
            <text:p>45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1];2); &quot;0#%&quot;)" office:value-type="string" office:string-value="55%" calcext:value-type="string">
            <text:p>55%</text:p>
          </table:table-cell>
          <table:table-cell table:formula="of:=TEXT(VLOOKUP([.E133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45%" calcext:value-type="string">
            <text:p>45%</text:p>
          </table:table-cell>
          <table:table-cell table:formula="of:=TEXT(VLOOKUP([.E134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6]+([.C136]-1)*20" office:value-type="float" office:value="40" calcext:value-type="float">
            <text:p>40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1];2); &quot;0#%&quot;)" office:value-type="string" office:string-value="45%" calcext:value-type="string">
            <text:p>45%</text:p>
          </table:table-cell>
          <table:table-cell table:formula="of:=TEXT(VLOOKUP([.E136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1];2); &quot;0#%&quot;)" office:value-type="string" office:string-value="18%" calcext:value-type="string">
            <text:p>18%</text:p>
          </table:table-cell>
          <table:table-cell table:formula="of:=TEXT(VLOOKUP([.E137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8]+([.C138]-1)*20" office:value-type="float" office:value="14" calcext:value-type="float">
            <text:p>14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H$2:.$BJ$71];2); &quot;0#%&quot;)" office:value-type="string" office:string-value="14%" calcext:value-type="string">
            <text:p>14%</text:p>
          </table:table-cell>
          <table:table-cell table:formula="of:=TEXT(VLOOKUP([.E138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9]+([.C139]-1)*20" office:value-type="float" office:value="48" calcext:value-type="float">
            <text:p>48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H$2:.$BJ$71];2); &quot;0#%&quot;)" office:value-type="string" office:string-value="58%" calcext:value-type="string">
            <text:p>58%</text:p>
          </table:table-cell>
          <table:table-cell table:formula="of:=TEXT(VLOOKUP([.E139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0]+([.C140]-1)*20" office:value-type="float" office:value="44" calcext:value-type="float">
            <text:p>44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H$2:.$BJ$71];2); &quot;0#%&quot;)" office:value-type="string" office:string-value="54%" calcext:value-type="string">
            <text:p>54%</text:p>
          </table:table-cell>
          <table:table-cell table:formula="of:=TEXT(VLOOKUP([.E140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41]+([.C141]-1)*20" office:value-type="float" office:value="47" calcext:value-type="float">
            <text:p>47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H$2:.$BJ$71];2); &quot;0#%&quot;)" office:value-type="string" office:string-value="57%" calcext:value-type="string">
            <text:p>57%</text:p>
          </table:table-cell>
          <table:table-cell table:formula="of:=TEXT(VLOOKUP([.E141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2]+([.C142]-1)*20" office:value-type="float" office:value="40" calcext:value-type="float">
            <text:p>40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1];2); &quot;0#%&quot;)" office:value-type="string" office:string-value="45%" calcext:value-type="string">
            <text:p>45%</text:p>
          </table:table-cell>
          <table:table-cell table:formula="of:=TEXT(VLOOKUP([.E142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]; [.C144])" office:value-type="string" office:string-value="12 1st tier" calcext:value-type="string">
            <text:p>12 1st tier</text:p>
          </table:table-cell>
          <table:table-cell table:formula="of:=COUNTIF([.$C$87:.$C$142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5]; [.C145])" office:value-type="string" office:string-value="25 2nd tier" calcext:value-type="string">
            <text:p>25 2nd tier</text:p>
          </table:table-cell>
          <table:table-cell table:formula="of:=COUNTIF([.$C$87:.$C$142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6]; [.C146])" office:value-type="string" office:string-value="16 3rd tier" calcext:value-type="string">
            <text:p>16 3rd tier</text:p>
          </table:table-cell>
          <table:table-cell table:formula="of:=COUNTIF([.$C$87:.$C$142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8:.G14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6]+[.B14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8]*[.E14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6]*15%;&quot;%&quot;)" office:value-type="string" office:string-value="240%" calcext:value-type="string">
            <text:p>240%</text:p>
          </table:table-cell>
          <table:table-cell table:formula="of:=TEXT([.B145]*10%;&quot;%&quot;)" office:value-type="string" office:string-value="250%" calcext:value-type="string">
            <text:p>250%</text:p>
          </table:table-cell>
          <table:table-cell table:formula="of:=TEXT([.B144]*5%;&quot;%&quot;)" office:value-type="string" office:string-value="60%" calcext:value-type="string">
            <text:p>60%</text:p>
          </table:table-cell>
          <table:table-cell table:formula="of:=TEXT([.C149]+[.D149]+[.E149]; &quot;###,#%&quot;)" office:value-type="string" office:string-value="550%" calcext:value-type="string">
            <text:p>550%</text:p>
          </table:table-cell>
          <table:table-cell table:number-columns-repeated="1018"/>
        </table:table-row>
        <table:table-row table:style-name="ro1">
          <table:table-cell table:formula="of:=COM.MICROSOFT.CONCAT([.B150:.N150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1])-LEN([.D150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1])-LEN([.H150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1:.N151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9]; &quot; + &quot;; [.D149]; &quot; + &quot;; [.E149]; &quot; = &quot;; [.F149]; &quot;) more dense - &quot;; [.B39] ;&quot; 2nd&quot;)" office:value-type="string" office:string-value="        Muscles are (240% + 250% + 60% = 550%) more dense - Avatar of Ash 2nd" calcext:value-type="string">
            <text:p><text:s text:c="8"/>Muscles are (240% + 250% + 60% = 55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9]; &quot;] more dense.&quot;)" office:value-type="string" office:string-value="                [550%] more dense." calcext:value-type="string">
            <text:p><text:s text:c="16"/>[55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2])" office:value-type="float" office:value="3" calcext:value-type="float">
            <text:p>3</text:p>
          </table:table-cell>
          <table:table-cell table:formula="of:=REPT(&quot; &quot;; MAX([.$E$192:.$E$194])-[.E19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3])" office:value-type="float" office:value="3" calcext:value-type="float">
            <text:p>3</text:p>
          </table:table-cell>
          <table:table-cell table:formula="of:=REPT(&quot; &quot;; MAX([.$E$192:.$E$194])-[.E19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194])" office:value-type="float" office:value="3" calcext:value-type="float">
            <text:p>3</text:p>
          </table:table-cell>
          <table:table-cell table:formula="of:=REPT(&quot; &quot;; MAX([.$E$192:.$E$194])-[.E19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1:.$L$206])-[.L20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1:.$L$206])-[.L20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992.5" calcext:value-type="string">
            <text:p>8,992.5</text:p>
          </table:table-cell>
          <table:table-cell office:value-type="string" calcext:value-type="string">
            <text:p>]</text:p>
          </table:table-cell>
          <table:table-cell table:formula="of:=LEN([.H203])" office:value-type="float" office:value="7" calcext:value-type="float">
            <text:p>7</text:p>
          </table:table-cell>
          <table:table-cell table:formula="of:=REPT(&quot; &quot;; MAX([.$J$203:.$J$205])-[.J203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1:.$L$206])-[.L20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04])" office:value-type="float" office:value="7" calcext:value-type="float">
            <text:p>7</text:p>
          </table:table-cell>
          <table:table-cell table:formula="of:=REPT(&quot; &quot;; MAX([.$J$203:.$J$205])-[.J204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1:.$L$206])-[.L20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01" calcext:value-type="float">
            <text:p>1601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6,416.5" calcext:value-type="string">
            <text:p>26,416.5</text:p>
          </table:table-cell>
          <table:table-cell office:value-type="string" calcext:value-type="string">
            <text:p>]</text:p>
          </table:table-cell>
          <table:table-cell table:formula="of:=LEN([.H205])" office:value-type="float" office:value="8" calcext:value-type="float">
            <text:p>8</text:p>
          </table:table-cell>
          <table:table-cell table:formula="of:=REPT(&quot; &quot;; MAX([.$J$203:.$J$205])-[.J205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1:.$L$206])-[.L20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1:.$L$206])-[.L206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833.0%" calcext:value-type="string">
            <text:p>4,833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330.0%" calcext:value-type="string">
            <text:p>2,33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363" calcext:value-type="string">
            <text:p>35,363</text:p>
          </table:table-cell>
          <table:table-cell table:formula="of:=LEN([.C212])" office:value-type="float" office:value="6" calcext:value-type="float">
            <text:p>6</text:p>
          </table:table-cell>
          <table:table-cell table:formula="of:=REPT(&quot; &quot;;MAX([.$D$212:.$D$214])-[.D212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3])" office:value-type="float" office:value="5" calcext:value-type="float">
            <text:p>5</text:p>
          </table:table-cell>
          <table:table-cell table:formula="of:=REPT(&quot; &quot;;MAX([.$D$212:.$D$214])-[.D213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4])" office:value-type="float" office:value="7" calcext:value-type="float">
            <text:p>7</text:p>
          </table:table-cell>
          <table:table-cell table:formula="of:=REPT(&quot; &quot;;MAX([.$D$212:.$D$214])-[.D214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20.3" calcext:value-type="string">
            <text:p>120.3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294.0" calcext:value-type="string">
            <text:p>294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3%" calcext:value-type="string">
            <text:p>0.43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52.7" calcext:value-type="string">
            <text:p>152.7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31.6" calcext:value-type="string">
            <text:p>231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315%" calcext:value-type="string">
            <text:p>98.315%</text:p>
          </table:table-cell>
          <table:table-cell table:formula="of:=REPT(&quot; &quot;;MAX([.$J$222:.$J$223])-[.J222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2:.$K$223])-[.K222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9.38" calcext:value-type="string">
            <text:p>59.38</text:p>
          </table:table-cell>
          <table:table-cell office:value-type="string" calcext:value-type="string">
            <text:p>]</text:p>
          </table:table-cell>
          <table:table-cell table:formula="of:=LEN([.D222])" office:value-type="float" office:value="7" calcext:value-type="float">
            <text:p>7</text:p>
          </table:table-cell>
          <table:table-cell table:formula="of:=LEN([.H222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77,328.7" calcext:value-type="string">
            <text:p>2,077,328.7</text:p>
          </table:table-cell>
          <table:table-cell table:formula="of:=REPT(&quot; &quot;;MAX([.$J$222:.$J$223])-[.J223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2:.$K$223])-[.K223])">
            <text:p/>
          </table:table-cell>
          <table:table-cell table:formula="of:=TEXT([.R13]*(1+[.AY16]);&quot;#,##0.00&quot;)" office:value-type="string" office:string-value="122.09" calcext:value-type="string">
            <text:p>122.09</text:p>
          </table:table-cell>
          <table:table-cell office:value-type="string" calcext:value-type="string">
            <text:p>]</text:p>
          </table:table-cell>
          <table:table-cell table:formula="of:=LEN([.D223])" office:value-type="float" office:value="11" calcext:value-type="float">
            <text:p>11</text:p>
          </table:table-cell>
          <table:table-cell table:formula="of:=LEN([.H223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26:.E255])" office:value-type="float" office:value="26" calcext:value-type="float">
            <text:p>26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25]-[.E226]+1+IF([.J19]&lt;10;1;0)" office:value-type="float" office:value="15" calcext:value-type="float">
            <text:p>15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       " calcext:value-type="string">
            <text:p><text:s text:c="15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3" calcext:value-type="float">
            <text:p>23</text:p>
          </table:table-cell>
          <table:table-cell table:formula="of:=[.$E$225]-[.E227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" calcext:value-type="string">
            <text:p><text:s text:c="5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18" calcext:value-type="float">
            <text:p>18</text:p>
          </table:table-cell>
          <table:table-cell table:formula="of:=[.$E$225]-[.E228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 " calcext:value-type="string">
            <text:p><text:s text:c="9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25]; TEXT([.L21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8" calcext:value-type="float">
            <text:p>8</text:p>
          </table:table-cell>
          <table:table-cell table:formula="of:=[.$E$225]-[.E229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formula="of:=REPT(&quot; &quot;; [.F229])" office:value-type="string" office:string-value="                    " calcext:value-type="string">
            <text:p><text:s text:c="20"/></text:p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25]-[.E230]+1+IF([.J23]&lt;10;1;0)" office:value-type="float" office:value="13" calcext:value-type="float">
            <text:p>13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3" calcext:value-type="float">
            <text:p>13</text:p>
          </table:table-cell>
          <table:table-cell table:formula="of:=[.$E$225]-[.E231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 " calcext:value-type="string">
            <text:p><text:s text:c="14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25]; TEXT([.AV24];&quot;#,##0.0%&quot;))" office:value-type="string" office:string-value="55.0% =&gt; 715.0%" calcext:value-type="string">
            <text:p>55.0% =&gt; 715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25]; TEXT([.L24];&quot;#,##0.0%&quot;))" office:value-type="string" office:string-value="135.0% =&gt; 1,755.0%" calcext:value-type="string">
            <text:p>135.0% =&gt; 1,755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25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25]-[.E232]+1+IF([.J25]&lt;10;1;0)" office:value-type="float" office:value="11" calcext:value-type="float">
            <text:p>11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" calcext:value-type="string">
            <text:p><text:s text:c="11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25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25]-[.E233]+1+IF([.J26]&lt;10;1;0)" office:value-type="float" office:value="11" calcext:value-type="float">
            <text:p>11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 " calcext:value-type="string">
            <text:p><text:s text:c="11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25]-[.E234]+1+IF([.J27]&lt;10;1;0)" office:value-type="float" office:value="14" calcext:value-type="float">
            <text:p>14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    " calcext:value-type="string">
            <text:p><text:s text:c="14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18" calcext:value-type="float">
            <text:p>18</text:p>
          </table:table-cell>
          <table:table-cell table:formula="of:=[.$E$225]-[.E235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6]&lt;10; &quot;  &quot;; &quot; &quot;)" office:value-type="string" office:string-value="  " calcext:value-type="string">
            <text:p><text:s text:c="2"/></text:p>
          </table:table-cell>
          <table:table-cell table:formula="of:=REPT(&quot; &quot;; [.F236])">
            <text:p/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>
            <text:p/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25]-[.E238]+1+IF([.J31]&lt;10;1;0)" office:value-type="float" office:value="8" calcext:value-type="float">
            <text:p>8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" calcext:value-type="string">
            <text:p><text:s text:c="8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25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25]-[.E239]+1+IF([.J32]&lt;10;1;0)" office:value-type="float" office:value="17" calcext:value-type="float">
            <text:p>17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  " calcext:value-type="string">
            <text:p><text:s text:c="17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25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25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25]-[.E240]+1+IF([.J33]&lt;10;1;0)" office:value-type="float" office:value="4" calcext:value-type="float">
            <text:p>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" calcext:value-type="string">
            <text:p><text:s text:c="4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25]-[.E241]+1+IF([.J34]&lt;10;1;0)" office:value-type="float" office:value="14" calcext:value-type="float">
            <text:p>14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formula="of:=REPT(&quot; &quot;; [.F241])" office:value-type="string" office:string-value="              " calcext:value-type="string">
            <text:p><text:s text:c="14"/></text:p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25]-[.E242]+1+IF([.J35]&lt;10;1;0)" office:value-type="float" office:value="15" calcext:value-type="float">
            <text:p>15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26" calcext:value-type="float">
            <text:p>26</text:p>
          </table:table-cell>
          <table:table-cell table:formula="of:=[.$E$225]-[.E243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" calcext:value-type="string">
            <text:p><text:s text:c="2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25]-[.E244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    " calcext:value-type="string">
            <text:p><text:s text:c="16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25]-[.E245]+1+IF([.J38]&lt;10;1;0)" office:value-type="float" office:value="14" calcext:value-type="float">
            <text:p>14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25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25]-[.E246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25]; TEXT([.L39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25]-[.E247]+1+IF([.J40]&lt;10;1;0)" office:value-type="float" office:value="15" calcext:value-type="float">
            <text:p>15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" calcext:value-type="string">
            <text:p><text:s text:c="15"/></text:p>
          </table:table-cell>
          <table:table-cell table:formula="of:=IF([.M247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25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>
            <text:p/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>
            <text:p/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25]-[.E250]+1+IF([.J43]&lt;10;1;0)" office:value-type="float" office:value="18" calcext:value-type="float">
            <text:p>1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1" calcext:value-type="float">
            <text:p>21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     " calcext:value-type="string">
            <text:p><text:s text:c="18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25]-[.E251]+1+IF([.J44]&lt;10;1;0)" office:value-type="float" office:value="10" calcext:value-type="float">
            <text:p>10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" calcext:value-type="string">
            <text:p><text:s text:c="10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25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25]-[.E252]+1+IF([.J45]&lt;10;1;0)" office:value-type="float" office:value="16" calcext:value-type="float">
            <text:p>16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    " calcext:value-type="string">
            <text:p><text:s text:c="16"/></text:p>
          </table:table-cell>
          <table:table-cell table:formula="of:=IF([.M25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25]-[.E253]+1+IF([.J46]&lt;10;1;0)" office:value-type="float" office:value="17" calcext:value-type="float">
            <text:p>17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0" calcext:value-type="float">
            <text:p>2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" calcext:value-type="string">
            <text:p><text:s text:c="17"/></text:p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25]-[.E254]+1+IF([.J47]&lt;10;1;0)" office:value-type="float" office:value="7" calcext:value-type="float">
            <text:p>7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6" calcext:value-type="float">
            <text:p>26</text:p>
          </table:table-cell>
          <table:table-cell table:style-name="ce21" table:formula="of:=IF([.I254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4])" office:value-type="string" office:string-value="       " calcext:value-type="string">
            <text:p><text:s text:c="7"/></text:p>
          </table:table-cell>
          <table:table-cell table:style-name="ce21" table:formula="of:=IF([.M254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25]; TEXT([.L47];&quot;#,##0.0%&quot;))" office:value-type="string" office:string-value="48.0% =&gt; 528.0%" calcext:value-type="string">
            <text:p>48.0% =&gt; 528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25]; TEXT([.AM47];&quot;#,##0.0%&quot;))" office:value-type="string" office:string-value="11.6% =&gt; 127.6%" calcext:value-type="string">
            <text:p>11.6% =&gt; 127.6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25]; TEXT([.AJ47];&quot;#,##0.0%&quot;))" office:value-type="string" office:string-value="5.0% =&gt; 127.6%" calcext:value-type="string">
            <text:p>5.0% =&gt; 127.6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25]; TEXT([.AY47];&quot;#,##0.0%&quot;))" office:value-type="string" office:string-value="9.6% =&gt; 105.6%" calcext:value-type="string">
            <text:p>9.6% =&gt; 105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4]);&quot;#.00%&quot;); [.$M$225]; TEXT((0.5%+0.05%*[.I254])*[.J47];&quot;#.00%&quot;))" office:value-type="string" office:string-value="1.80% =&gt; 19.80%" calcext:value-type="string">
            <text:p>1.80% =&gt; 19.8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25]-[.E255]+1+IF([.J48]&lt;10;1;0)" office:value-type="float" office:value="12" calcext:value-type="float">
            <text:p>12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4" calcext:value-type="float">
            <text:p>4</text:p>
          </table:table-cell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 office:value-type="string" office:string-value="            " calcext:value-type="string">
            <text:p><text:s text:c="12"/></text:p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992.5]" calcext:value-type="string">
            <text:p>Str: <text:s/>545 <text:s/>[8,992.5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01 [26,416.5]" calcext:value-type="string">
            <text:p>Int: 1601 [26,416.5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833.0%" calcext:value-type="string">
            <text:p>Resilience: 4,833.0%</text:p>
          </table:table-cell>
        </table:table-row>
        <table:table-row table:style-name="ro1">
          <table:table-cell table:formula="of:=[$Calculations.A18]" office:value-type="string" office:string-value="Speed+:     2,330.0%" calcext:value-type="string">
            <text:p>Speed+: <text:s text:c="4"/>2,330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363" calcext:value-type="string">
            <text:p>Health: <text:s text:c="2"/>35,363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4% [120.3] [294.0 seconds]" calcext:value-type="string">
            <text:p>hp/sec: <text:s text:c="2"/>0.34% [120.3] [294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315%     [hp x  59.38]" calcext:value-type="string">
            <text:p>Mitigation: <text:s text:c="6"/>98.315% <text:s text:c="4"/>[hp x <text:s/>59.38]</text:p>
          </table:table-cell>
        </table:table-row>
        <table:table-row table:style-name="ro1">
          <table:table-cell table:formula="of:=[$Calculations.A32]" office:value-type="string" office:string-value="Effective Health: 2,077,328.7 [hp x 122.09]" calcext:value-type="string">
            <text:p>Effective Health: 2,077,328.7 [hp x 122.0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The Arcane Eternal" calcext:value-type="string">
            <text:p>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x4 " calcext:value-type="string">
            <text:p>3-30 Archon Strike <text:s text:c="14"/>x4 </text:p>
          </table:table-cell>
        </table:table-row>
        <table:table-row table:style-name="ro1">
          <table:table-cell table:formula="of:=[$Calculations.A36]" office:value-type="string" office:string-value="3-30 Sentinel Reconstruction     x4 " calcext:value-type="string">
            <text:p>3-30 Sentinel Reconstruction <text:s text:c="4"/>x4 </text:p>
          </table:table-cell>
        </table:table-row>
        <table:table-row table:style-name="ro1">
          <table:table-cell table:formula="of:=[$Calculations.A37]" office:value-type="string" office:string-value="3-30 Azarinth Awakening         x10 [85.0% =&gt; 850.0% Resilience, Speed, Intelligence and Strength]" calcext:value-type="string">
            <text:p>3-30 Azarinth Awakening <text:s text:c="8"/>x10 [85.0% =&gt; 85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30 Transfer                    x1 " calcext:value-type="string">
            <text:p>3-30 Transfer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x1 " calcext:value-type="string">
            <text:p>3-30 Arcane Dominion <text:s text:c="12"/>x1 </text:p>
          </table:table-cell>
        </table:table-row>
        <table:table-row table:style-name="ro1">
          <table:table-cell table:formula="of:=[$Calculations.A40]" office:value-type="string" office:string-value="3-30 Sentinel Core              x13 [55.0% =&gt; 715.0% Durability, 135.0% =&gt; 1,755.0% Health Regen, 25.0% =&gt; 325.0% Magic Resistance]" calcext:value-type="string">
            <text:p>3-30 Sentinel Core <text:s text:c="13"/>x13 [55.0% =&gt; 715.0% Durability, 135.0% =&gt; 1,755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x10 [110.0% =&gt; 1,100.0% Damage]" calcext:value-type="string">
            <text:p>3-30 Eternal Brawling <text:s text:c="10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x10 " calcext:value-type="string">
            <text:p>3-30 Eternal Huntress <text:s text:c="10"/>x10 </text:p>
          </table:table-cell>
        </table:table-row>
        <table:table-row table:style-name="ro1">
          <table:table-cell table:formula="of:=[$Calculations.A43]" office:value-type="string" office:string-value="3-30 Eternal Sight              x10 " calcext:value-type="string">
            <text:p>3-30 Eternal Sight <text:s text:c="13"/>x10 </text:p>
          </table:table-cell>
        </table:table-row>
        <table:table-row table:style-name="ro1">
          <table:table-cell table:formula="of:=[$Calculations.A44]" office:value-type="string" office:string-value="3-30 Arcane Circulation         x10 [112.5% to Deconstruction/Reconstruction]" calcext:value-type="string">
            <text:p>3-30 Arcane Circulation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The Ashen Titan" calcext:value-type="string">
            <text:p>The Ashen Titan</text:p>
          </table:table-cell>
        </table:table-row>
        <table:table-row table:style-name="ro1">
          <table:table-cell table:formula="of:=[$Calculations.A47]" office:value-type="string" office:string-value="3-30 Mantle of the Titan        x12 [160.0% =&gt; 1,920.0% Resilience]" calcext:value-type="string">
            <text:p>3-30 Mantle of the Titan <text:s text:c="7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x10 [70.0% =&gt; 700.0% Resilience, Speed, Strength, Intelligence and Dexterity, 10% =&gt; 100% weight/min]" calcext:value-type="string">
            <text:p>3-30 Titan Core <text:s text:c="16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x3 " calcext:value-type="string">
            <text:p>3-30 Origin of Ash and Embers <text:s text:c="3"/>x3 </text:p>
          </table:table-cell>
        </table:table-row>
        <table:table-row table:style-name="ro1">
          <table:table-cell table:formula="of:=[$Calculations.A50]" office:value-type="string" office:string-value="3-30 Embered Heart              x12 " calcext:value-type="string">
            <text:p>3-30 Embered Heart <text:s text:c="13"/>x12 </text:p>
          </table:table-cell>
        </table:table-row>
        <table:table-row table:style-name="ro1">
          <table:table-cell table:formula="of:=[$Calculations.A51]" office:value-type="string" office:string-value="3-30 Tempered Seal               x3 " calcext:value-type="string">
            <text:p>3-30 Tempered Seal <text:s text:c="14"/>x3 </text:p>
          </table:table-cell>
        </table:table-row>
        <table:table-row table:style-name="ro1">
          <table:table-cell table:formula="of:=[$Calculations.A52]" office:value-type="string" office:string-value="3-30 Authority of Ash and Ember  x3 " calcext:value-type="string">
            <text:p>3-30 Authority of Ash and Ember <text:s/>x3 </text:p>
          </table:table-cell>
        </table:table-row>
        <table:table-row table:style-name="ro1">
          <table:table-cell table:formula="of:=[$Calculations.A53]" office:value-type="string" office:string-value="3-30 Ashen Wings                x12 " calcext:value-type="string">
            <text:p>3-30 Ashen Wings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x12 [65.0% =&gt; 780.0% Perception]" calcext:value-type="string">
            <text:p>3-30 Vision of Ash <text:s text:c="13"/>x12 [65.0% =&gt; 780.0% Perception]</text:p>
          </table:table-cell>
        </table:table-row>
        <table:table-row table:style-name="ro1">
          <table:table-cell table:formula="of:=[$Calculations.A55]" office:value-type="string" office:string-value="3-30 Avatar of Ash              x12 [65.0% =&gt; 780.0% Reflexes and Speed]" calcext:value-type="string">
            <text:p>3-30 Avatar of Ash <text:s text:c="13"/>x12 [65.0% =&gt; 780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x10 [85.0% =&gt; 850.0% Damage]" calcext:value-type="string">
            <text:p>3-30 Embered Form <text:s text:c="14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9]" office:value-type="string" office:string-value="3-21 Phaseshift                  x2 " calcext:value-type="string">
            <text:p>3-21 Phaseshift <text:s text:c="17"/>x2 </text:p>
          </table:table-cell>
        </table:table-row>
        <table:table-row table:style-name="ro1">
          <table:table-cell table:formula="of:=[$Calculations.A60]" office:value-type="string" office:string-value="3-27 Flare of Creation          x10 [58.5% =&gt; 585.0% Resilience]" calcext:value-type="string">
            <text:p>3-27 Flare of Creation <text:s text:c="9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x2 " calcext:value-type="string">
            <text:p>3-24 Displacement <text:s text:c="15"/>x2 </text:p>
          </table:table-cell>
        </table:table-row>
        <table:table-row table:style-name="ro1">
          <table:table-cell table:formula="of:=[$Calculations.A62]" office:value-type="string" office:string-value="3-20 Space Shift                 x2 " calcext:value-type="string">
            <text:p>3-20 Space Shift <text:s text:c="16"/>x2 </text:p>
          </table:table-cell>
        </table:table-row>
        <table:table-row table:style-name="ro1">
          <table:table-cell table:formula="of:=[$Calculations.A63]" office:value-type="string" office:string-value="3-26 Body of the Valkyrie       x11 [48.0% =&gt; 528.0% Resilience, 11.6% =&gt; 127.6% Physical Resistance, 5.0% =&gt; 127.6% Magic Resistance, 9.6% =&gt; 105.6% Health, 1.80% =&gt; 19.80%/minute]" calcext:value-type="string">
            <text:p>3-26 Body of the Valkyrie <text:s text:c="6"/>x11 [48.0% =&gt; 528.0% Resilience, 11.6% =&gt; 127.6% Physical Resistance, 5.0% =&gt; 127.6% Magic Resistance, 9.6% =&gt; 105.6% Health, 1.80% =&gt; 19.80%/minute]</text:p>
          </table:table-cell>
        </table:table-row>
        <table:table-row table:style-name="ro1">
          <table:table-cell table:formula="of:=[$Calculations.A64]" office:value-type="string" office:string-value="3-4  Space Awareness            x10 " calcext:value-type="string">
            <text:p>3-4 <text:s/>Space Awareness <text:s text:c="11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7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8]" office:value-type="string" office:string-value="3-10 Deviant of Humanity" calcext:value-type="string">
            <text:p>3-10 Deviant of Humanity</text:p>
          </table:table-cell>
        </table:table-row>
        <table:table-row table:style-name="ro1">
          <table:table-cell table:formula="of:=[$Calculations.A69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0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1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2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3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4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6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7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79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80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1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2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3]" office:value-type="string" office:string-value="3-21 Veteran" calcext:value-type="string">
            <text:p>3-21 Veteran</text:p>
          </table:table-cell>
        </table:table-row>
        <table:table-row table:style-name="ro1">
          <table:table-cell table:formula="of:=[$Calculations.A84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6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7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8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9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0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1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2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3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4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5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6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7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9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0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2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3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4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5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6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7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8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0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1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2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3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4]" office:value-type="string" office:string-value="3-3   [53% - 86%] Lava Magic Resistance" calcext:value-type="string">
            <text:p>3-3 <text:s text:c="2"/>[53% - 86%] Lava Magic Resistance</text:p>
          </table:table-cell>
        </table:table-row>
        <table:table-row table:style-name="ro1">
          <table:table-cell table:formula="of:=[$Calculations.A115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6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8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9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0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1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2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4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5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6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7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8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9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0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1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2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3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4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6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7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8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9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0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1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42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5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6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5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6]" office:value-type="string" office:string-value="        Muscles are (240% + 250% + 60% = 550%) more dense - Avatar of Ash 2nd" calcext:value-type="string">
            <text:p><text:s text:c="8"/>Muscles are (240% + 250% + 60% = 550%) more dense - Avatar of Ash 2nd</text:p>
          </table:table-cell>
        </table:table-row>
        <table:table-row table:style-name="ro1">
          <table:table-cell table:formula="of:=[$Calculations.A157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58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0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1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2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3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4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65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6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8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9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0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3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6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7]" office:value-type="string" office:string-value="                [550%] more dense." calcext:value-type="string">
            <text:p><text:s text:c="16"/>[550%] more dense.</text:p>
          </table:table-cell>
        </table:table-row>
        <table:table-row table:style-name="ro1">
          <table:table-cell table:formula="of:=[$Calculations.A17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9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0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1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2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4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5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5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6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7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1:50:35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23:39:16.946000000</dc:date>
    <meta:generator>LibreOffice/7.0.5.2$Windows_X86_64 LibreOffice_project/64390860c6cd0aca4beafafcfd84613dd9dfb63a</meta:generator>
    <meta:editing-duration>PT21H16M51S</meta:editing-duration>
    <meta:editing-cycles>143</meta:editing-cycles>
    <meta:document-statistic meta:table-count="2" meta:cell-count="2146" meta:object-count="0"/>
    <meta:user-defined meta:name="AppVersion">16.0300</meta:user-defined>
  </office:meta>
</office:document-meta>
</file>